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Pictures/2000000D000000FD000000FDDC7CCDFB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1.6543in"/>
    </style:style>
    <style:style style:name="co5" style:family="table-column">
      <style:table-column-properties fo:break-before="auto" style:column-width="1.48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117"/>
    <style:style style:name="ce2" style:family="table-cell" style:parent-style-name="Default" style:data-style-name="N118"/>
    <style:style style:name="ce3" style:family="table-cell" style:parent-style-name="Default" style:data-style-name="N0"/>
    <style:style style:name="ce4" style:family="table-cell" style:parent-style-name="Default" style:data-style-name="N5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6201in" svg:height="8.7815in" svg:x="8.4193in" svg:y="5.2205in">
            <draw:object draw:notify-on-update-of-ranges="Sheet1.B2:Sheet1.B64 Sheet1.C2:Sheet1.C6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2"/>
        <table:table-column table:style-name="co5" table:default-cell-style-name="ce3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Old</text:p>
          </table:table-cell>
          <table:table-cell office:value-type="string">
            <text:p>New</text:p>
          </table:table-cell>
          <table:table-cell/>
          <table:table-cell office:value-type="string">
            <text:p>t</text:p>
          </table:table-cell>
          <table:table-cell table:style-name="Default" table:number-columns-repeated="2"/>
          <table:table-cell table:number-columns-repeated="2"/>
          <table:table-cell table:style-name="ce4"/>
        </table:table-row>
        <table:table-row table:style-name="ro1">
          <table:table-cell table:number-columns-repeated="5"/>
          <table:table-cell table:style-name="ce1"/>
          <table:table-cell table:style-name="ce1" office:value-type="string">
            <text:p>frames/day</text:p>
          </table:table-cell>
          <table:table-cell/>
          <table:table-cell office:value-type="float" office:value="0">
            <text:p>0</text:p>
          </table:table-cell>
          <table:table-cell table:style-name="ce2" office:value-type="date" office:date-value="1986-01-24">
            <text:p>01/24/1986 00:00:00.000</text:p>
          </table:table-cell>
        </table:table-row>
        <table:table-row table:style-name="ro1">
          <table:table-cell/>
          <table:table-cell office:value-type="float" office:value="853">
            <text:p>853</text:p>
          </table:table-cell>
          <table:table-cell office:value-type="float" office:value="1031">
            <text:p>1031</text:p>
          </table:table-cell>
          <table:table-cell/>
          <table:table-cell table:formula="of:=[.C3]/([.$I$3]-[.$I$2])" office:value-type="float" office:value="0.13809268684704">
            <text:p>0.1380926868</text:p>
          </table:table-cell>
          <table:table-cell table:formula="of:=(1-[.E3])*[.$J$2]+[.E3]*[.$J$3]" office:value-type="date" office:date-value="1986-01-24T03:27:06.676418">
            <text:p>01/24/1986 03:27:06.676</text:p>
          </table:table-cell>
          <table:table-cell table:style-name="ce1"/>
          <table:table-cell/>
          <table:table-cell office:value-type="float" office:value="7466">
            <text:p>7466</text:p>
          </table:table-cell>
          <table:table-cell table:style-name="ce2" office:value-type="date" office:date-value="1986-01-25T00:59:47.94">
            <text:p>01/25/1986 00:59:47.940</text:p>
          </table:table-cell>
        </table:table-row>
        <table:table-row table:style-name="ro1">
          <table:table-cell office:value-type="string">
            <text:p>SigSgr on Epsilon</text:p>
          </table:table-cell>
          <table:table-cell office:value-type="float" office:value="1198">
            <text:p>1198</text:p>
          </table:table-cell>
          <table:table-cell office:value-type="float" office:value="1552">
            <text:p>1552</text:p>
          </table:table-cell>
          <table:table-cell/>
          <table:table-cell table:formula="of:=[.C4]/([.$I$3]-[.$I$2])" office:value-type="float" office:value="0.207875703187785">
            <text:p>0.2078757032</text:p>
          </table:table-cell>
          <table:table-cell table:formula="of:=(1-[.E4])*[.$J$2]+[.E4]*[.$J$3]" office:value-type="date" office:date-value="1986-01-24T05:11:46.306306">
            <text:p>01/24/1986 05:11:46.306</text:p>
          </table:table-cell>
          <table:table-cell table:formula="of:=([.B4]-[.B3])/(([.F4]-[.F3]))" office:value-type="float" office:value="4746.77656696012">
            <text:p>4746.7765669601</text:p>
          </table:table-cell>
          <table:table-cell table:formula="of:=1/SLOPE([.F3:.F64];[.B3:.B64])" office:value-type="float" office:value="10458.0153076369">
            <text:p>10458.01530763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50">
            <text:p>1550</text:p>
          </table:table-cell>
          <table:table-cell office:value-type="float" office:value="2464">
            <text:p>2464</text:p>
          </table:table-cell>
          <table:table-cell/>
          <table:table-cell table:formula="of:=[.C5]/([.$I$3]-[.$I$2])" office:value-type="float" office:value="0.330029466916689">
            <text:p>0.3300294669</text:p>
          </table:table-cell>
          <table:table-cell table:formula="of:=(1-[.E5])*[.$J$2]+[.E5]*[.$J$3]" office:value-type="date" office:date-value="1986-01-24T08:14:58.671867">
            <text:p>01/24/1986 08:14:58.672</text:p>
          </table:table-cell>
          <table:table-cell table:formula="of:=([.B5]-[.B4])/(([.F5]-[.F4]))" office:value-type="float" office:value="2766.72021423846">
            <text:p>2766.7202142385</text:p>
          </table:table-cell>
          <table:table-cell table:style-name="ce2" table:formula="of:=INTERCEPT([.F3:.F64];[.B3:.B64])" office:value-type="date" office:date-value="1986-01-24T04:03:21.288161">
            <text:p>01/24/1986 04:03:21.2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56">
            <text:p>1656</text:p>
          </table:table-cell>
          <table:table-cell office:value-type="float" office:value="2603">
            <text:p>2603</text:p>
          </table:table-cell>
          <table:table-cell/>
          <table:table-cell table:formula="of:=[.C6]/([.$I$3]-[.$I$2])" office:value-type="float" office:value="0.348647200642915">
            <text:p>0.3486472006</text:p>
          </table:table-cell>
          <table:table-cell table:formula="of:=(1-[.E6])*[.$J$2]+[.E6]*[.$J$3]" office:value-type="date" office:date-value="1986-01-24T08:42:54.043372">
            <text:p>01/24/1986 08:42:54.043</text:p>
          </table:table-cell>
          <table:table-cell table:formula="of:=([.B6]-[.B5])/(([.F6]-[.F5]))" office:value-type="float" office:value="5466.48905746343">
            <text:p>5466.4890574634</text:p>
          </table:table-cell>
          <table:table-cell table:number-columns-repeated="3"/>
        </table:table-row>
        <table:table-row table:style-name="ro1">
          <table:table-cell office:value-type="string">
            <text:p>VOBEST pan start</text:p>
          </table:table-cell>
          <table:table-cell office:value-type="float" office:value="1760">
            <text:p>1760</text:p>
          </table:table-cell>
          <table:table-cell office:value-type="float" office:value="2723">
            <text:p>2723</text:p>
          </table:table-cell>
          <table:table-cell/>
          <table:table-cell table:formula="of:=[.C7]/([.$I$3]-[.$I$2])" office:value-type="float" office:value="0.364720064291455">
            <text:p>0.3647200643</text:p>
          </table:table-cell>
          <table:table-cell table:formula="of:=(1-[.E7])*[.$J$2]+[.E7]*[.$J$3]" office:value-type="date" office:date-value="1986-01-24T09:07:00.407262">
            <text:p>01/24/1986 09:07:00.407</text:p>
          </table:table-cell>
          <table:table-cell table:formula="of:=([.B7]-[.B6])/(([.F7]-[.F6]))" office:value-type="float" office:value="6212.54447949944">
            <text:p>6212.5444794995</text:p>
          </table:table-cell>
          <table:table-cell table:number-columns-repeated="3"/>
        </table:table-row>
        <table:table-row table:style-name="ro1">
          <table:table-cell office:value-type="string">
            <text:p>VOBEST img</text:p>
          </table:table-cell>
          <table:table-cell office:value-type="float" office:value="2118">
            <text:p>2118</text:p>
          </table:table-cell>
          <table:table-cell office:value-type="float" office:value="2637">
            <text:p>2637</text:p>
          </table:table-cell>
          <table:table-cell/>
          <table:table-cell table:formula="of:=[.C8]/([.$I$3]-[.$I$2])" office:value-type="float" office:value="0.353201178676668">
            <text:p>0.3532011787</text:p>
          </table:table-cell>
          <table:table-cell table:formula="of:=(1-[.E8])*[.$J$2]+[.E8]*[.$J$3]" office:value-type="date" office:date-value="1986-01-24T08:49:43.846475">
            <text:p>01/24/1986 08:49:43.846</text:p>
          </table:table-cell>
          <table:table-cell table:formula="of:=([.B8]-[.B7])/(([.F8]-[.F7]))" office:value-type="float" office:value="-29840.2181259926">
            <text:p>-29840.2181259926</text:p>
          </table:table-cell>
          <table:table-cell table:number-columns-repeated="3"/>
        </table:table-row>
        <table:table-row table:style-name="ro1">
          <table:table-cell office:value-type="string">
            <text:p>end</text:p>
          </table:table-cell>
          <table:table-cell office:value-type="float" office:value="2475">
            <text:p>2475</text:p>
          </table:table-cell>
          <table:table-cell office:value-type="float" office:value="3021">
            <text:p>3021</text:p>
          </table:table-cell>
          <table:table-cell/>
          <table:table-cell table:formula="of:=[.C9]/([.$I$3]-[.$I$2])" office:value-type="float" office:value="0.404634342351996">
            <text:p>0.4046343424</text:p>
          </table:table-cell>
          <table:table-cell table:formula="of:=(1-[.E9])*[.$J$2]+[.E9]*[.$J$3]" office:value-type="date" office:date-value="1986-01-24T10:06:52.210922">
            <text:p>01/24/1986 10:06:52.211</text:p>
          </table:table-cell>
          <table:table-cell table:formula="of:=([.B9]-[.B8])/(([.F9]-[.F8]))" office:value-type="float" office:value="6664.2980159962">
            <text:p>6664.2980159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56">
            <text:p>2656</text:p>
          </table:table-cell>
          <table:table-cell office:value-type="float" office:value="3157">
            <text:p>3157</text:p>
          </table:table-cell>
          <table:table-cell/>
          <table:table-cell table:formula="of:=[.C10]/([.$I$3]-[.$I$2])" office:value-type="float" office:value="0.422850254487008">
            <text:p>0.4228502545</text:p>
          </table:table-cell>
          <table:table-cell table:formula="of:=(1-[.E10])*[.$J$2]+[.E10]*[.$J$3]" office:value-type="date" office:date-value="1986-01-24T10:34:11.423329">
            <text:p>01/24/1986 10:34:11.423</text:p>
          </table:table-cell>
          <table:table-cell table:formula="of:=([.B10]-[.B9])/(([.F10]-[.F9]))" office:value-type="float" office:value="9540.19132835134">
            <text:p>9540.19132835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24">
            <text:p>2824</text:p>
          </table:table-cell>
          <table:table-cell office:value-type="float" office:value="3266">
            <text:p>3266</text:p>
          </table:table-cell>
          <table:table-cell/>
          <table:table-cell table:formula="of:=[.C11]/([.$I$3]-[.$I$2])" office:value-type="float" office:value="0.437449772301098">
            <text:p>0.4374497723</text:p>
          </table:table-cell>
          <table:table-cell table:formula="of:=(1-[.E11])*[.$J$2]+[.E11]*[.$J$3]" office:value-type="date" office:date-value="1986-01-24T10:56:05.203863">
            <text:p>01/24/1986 10:56:05.204</text:p>
          </table:table-cell>
          <table:table-cell table:formula="of:=([.B11]-[.B10])/(([.F11]-[.F10]))" office:value-type="float" office:value="11048.4206722758">
            <text:p>11048.42067227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80">
            <text:p>2880</text:p>
          </table:table-cell>
          <table:table-cell office:value-type="float" office:value="3319">
            <text:p>3319</text:p>
          </table:table-cell>
          <table:table-cell/>
          <table:table-cell table:formula="of:=[.C12]/([.$I$3]-[.$I$2])" office:value-type="float" office:value="0.444548620412537">
            <text:p>0.4445486204</text:p>
          </table:table-cell>
          <table:table-cell table:formula="of:=(1-[.E12])*[.$J$2]+[.E12]*[.$J$3]" office:value-type="date" office:date-value="1986-01-24T11:06:44.014581">
            <text:p>01/24/1986 11:06:44.015</text:p>
          </table:table-cell>
          <table:table-cell table:formula="of:=([.B12]-[.B11])/(([.F12]-[.F11]))" office:value-type="float" office:value="7574.07454464483">
            <text:p>7574.0745446448</text:p>
          </table:table-cell>
          <table:table-cell table:number-columns-repeated="3"/>
        </table:table-row>
        <table:table-row table:style-name="ro1">
          <table:table-cell office:value-type="string">
            <text:p>VUBEST pan start</text:p>
          </table:table-cell>
          <table:table-cell office:value-type="float" office:value="2985">
            <text:p>2985</text:p>
          </table:table-cell>
          <table:table-cell office:value-type="float" office:value="3414">
            <text:p>3414</text:p>
          </table:table-cell>
          <table:table-cell/>
          <table:table-cell table:formula="of:=[.C13]/([.$I$3]-[.$I$2])" office:value-type="float" office:value="0.457272970800964">
            <text:p>0.4572729708</text:p>
          </table:table-cell>
          <table:table-cell table:formula="of:=(1-[.E13])*[.$J$2]+[.E13]*[.$J$3]" office:value-type="date" office:date-value="1986-01-24T11:25:49.05266">
            <text:p>01/24/1986 11:25:49.053</text:p>
          </table:table-cell>
          <table:table-cell table:formula="of:=([.B13]-[.B12])/(([.F13]-[.F12]))" office:value-type="float" office:value="7922.88061576654">
            <text:p>7922.8806157666</text:p>
          </table:table-cell>
          <table:table-cell table:number-columns-repeated="3"/>
        </table:table-row>
        <table:table-row table:style-name="ro1">
          <table:table-cell office:value-type="string">
            <text:p>VUBEST img</text:p>
          </table:table-cell>
          <table:table-cell office:value-type="float" office:value="3319">
            <text:p>3319</text:p>
          </table:table-cell>
          <table:table-cell office:value-type="float" office:value="3518">
            <text:p>3518</text:p>
          </table:table-cell>
          <table:table-cell/>
          <table:table-cell table:formula="of:=[.C14]/([.$I$3]-[.$I$2])" office:value-type="float" office:value="0.471202785963032">
            <text:p>0.471202786</text:p>
          </table:table-cell>
          <table:table-cell table:formula="of:=(1-[.E14])*[.$J$2]+[.E14]*[.$J$3]" office:value-type="date" office:date-value="1986-01-24T11:46:42.568031">
            <text:p>01/24/1986 11:46:42.568</text:p>
          </table:table-cell>
          <table:table-cell table:formula="of:=([.B14]-[.B13])/(([.F14]-[.F13]))" office:value-type="float" office:value="23021.3371610739">
            <text:p>23021.3371610739</text:p>
          </table:table-cell>
          <table:table-cell table:number-columns-repeated="3"/>
        </table:table-row>
        <table:table-row table:style-name="ro1">
          <table:table-cell office:value-type="string">
            <text:p>end</text:p>
          </table:table-cell>
          <table:table-cell office:value-type="float" office:value="3534">
            <text:p>3534</text:p>
          </table:table-cell>
          <table:table-cell office:value-type="float" office:value="3704">
            <text:p>3704</text:p>
          </table:table-cell>
          <table:table-cell/>
          <table:table-cell table:formula="of:=[.C15]/([.$I$3]-[.$I$2])" office:value-type="float" office:value="0.49611572461827">
            <text:p>0.4961157246</text:p>
          </table:table-cell>
          <table:table-cell table:formula="of:=(1-[.E15])*[.$J$2]+[.E15]*[.$J$3]" office:value-type="date" office:date-value="1986-01-24T12:24:04.43206">
            <text:p>01/24/1986 12:24:04.432</text:p>
          </table:table-cell>
          <table:table-cell table:formula="of:=([.B15]-[.B14])/(([.F15]-[.F14]))" office:value-type="float" office:value="8285.96193235121">
            <text:p>8285.96193235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40">
            <text:p>3640</text:p>
          </table:table-cell>
          <table:table-cell office:value-type="float" office:value="3795">
            <text:p>3795</text:p>
          </table:table-cell>
          <table:table-cell/>
          <table:table-cell table:formula="of:=[.C16]/([.$I$3]-[.$I$2])" office:value-type="float" office:value="0.508304312885079">
            <text:p>0.5083043129</text:p>
          </table:table-cell>
          <table:table-cell table:formula="of:=(1-[.E16])*[.$J$2]+[.E16]*[.$J$3]" office:value-type="date" office:date-value="1986-01-24T12:42:21.25801">
            <text:p>01/24/1986 12:42:21.258</text:p>
          </table:table-cell>
          <table:table-cell table:formula="of:=([.B16]-[.B15])/(([.F16]-[.F15]))" office:value-type="float" office:value="8349.91185371655">
            <text:p>8349.91185371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97">
            <text:p>3697</text:p>
          </table:table-cell>
          <table:table-cell office:value-type="float" office:value="3835">
            <text:p>3835</text:p>
          </table:table-cell>
          <table:table-cell/>
          <table:table-cell table:formula="of:=[.C17]/([.$I$3]-[.$I$2])" office:value-type="float" office:value="0.513661934101259">
            <text:p>0.5136619341</text:p>
          </table:table-cell>
          <table:table-cell table:formula="of:=(1-[.E17])*[.$J$2]+[.E17]*[.$J$3]" office:value-type="date" office:date-value="1986-01-24T12:50:23.379306">
            <text:p>01/24/1986 12:50:23.379</text:p>
          </table:table-cell>
          <table:table-cell table:formula="of:=([.B17]-[.B16])/(([.F17]-[.F16]))" office:value-type="float" office:value="10214.8567928475">
            <text:p>10214.85679284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98">
            <text:p>3798</text:p>
          </table:table-cell>
          <table:table-cell office:value-type="float" office:value="3927">
            <text:p>3927</text:p>
          </table:table-cell>
          <table:table-cell/>
          <table:table-cell table:formula="of:=[.C18]/([.$I$3]-[.$I$2])" office:value-type="float" office:value="0.525984462898473">
            <text:p>0.5259844629</text:p>
          </table:table-cell>
          <table:table-cell table:formula="of:=(1-[.E18])*[.$J$2]+[.E18]*[.$J$3]" office:value-type="date" office:date-value="1986-01-24T13:08:52.258288">
            <text:p>01/24/1986 13:08:52.258</text:p>
          </table:table-cell>
          <table:table-cell table:formula="of:=([.B18]-[.B17])/(([.F18]-[.F17]))" office:value-type="float" office:value="7869.56930445764">
            <text:p>7869.56930445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65">
            <text:p>3865</text:p>
          </table:table-cell>
          <table:table-cell office:value-type="float" office:value="3978">
            <text:p>3978</text:p>
          </table:table-cell>
          <table:table-cell/>
          <table:table-cell table:formula="of:=[.C19]/([.$I$3]-[.$I$2])" office:value-type="float" office:value="0.532815429949103">
            <text:p>0.5328154299</text:p>
          </table:table-cell>
          <table:table-cell table:formula="of:=(1-[.E19])*[.$J$2]+[.E19]*[.$J$3]" office:value-type="date" office:date-value="1986-01-24T13:19:06.962941">
            <text:p>01/24/1986 13:19:06.963</text:p>
          </table:table-cell>
          <table:table-cell table:formula="of:=([.B19]-[.B18])/(([.F19]-[.F18]))" office:value-type="float" office:value="9417.20543525347">
            <text:p>9417.2054352535</text:p>
          </table:table-cell>
          <table:table-cell table:number-columns-repeated="3"/>
        </table:table-row>
        <table:table-row table:style-name="ro1">
          <table:table-cell office:value-type="string">
            <text:p>VTBEST pan start</text:p>
          </table:table-cell>
          <table:table-cell office:value-type="float" office:value="3898">
            <text:p>3898</text:p>
          </table:table-cell>
          <table:table-cell office:value-type="float" office:value="4008">
            <text:p>4008</text:p>
          </table:table-cell>
          <table:table-cell/>
          <table:table-cell table:formula="of:=[.C20]/([.$I$3]-[.$I$2])" office:value-type="float" office:value="0.536833645861238">
            <text:p>0.5368336459</text:p>
          </table:table-cell>
          <table:table-cell table:formula="of:=(1-[.E20])*[.$J$2]+[.E20]*[.$J$3]" office:value-type="date" office:date-value="1986-01-24T13:25:08.553914">
            <text:p>01/24/1986 13:25:08.554</text:p>
          </table:table-cell>
          <table:table-cell table:formula="of:=([.B20]-[.B19])/(([.F20]-[.F19]))" office:value-type="float" office:value="7885.15261030903">
            <text:p>7885.152610309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05">
            <text:p>4205</text:p>
          </table:table-cell>
          <table:table-cell office:value-type="float" office:value="4270">
            <text:p>4270</text:p>
          </table:table-cell>
          <table:table-cell/>
          <table:table-cell table:formula="of:=[.C21]/([.$I$3]-[.$I$2])" office:value-type="float" office:value="0.571926064827217">
            <text:p>0.5719260648</text:p>
          </table:table-cell>
          <table:table-cell table:formula="of:=(1-[.E21])*[.$J$2]+[.E21]*[.$J$3]" office:value-type="date" office:date-value="1986-01-24T14:17:46.448406">
            <text:p>01/24/1986 14:17:46.448</text:p>
          </table:table-cell>
          <table:table-cell table:formula="of:=([.B21]-[.B20])/(([.F21]-[.F20]))" office:value-type="float" office:value="8399.52064973085">
            <text:p>8399.520649730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40">
            <text:p>4240</text:p>
          </table:table-cell>
          <table:table-cell office:value-type="float" office:value="4278">
            <text:p>4278</text:p>
          </table:table-cell>
          <table:table-cell/>
          <table:table-cell table:formula="of:=[.C22]/([.$I$3]-[.$I$2])" office:value-type="float" office:value="0.572997589070453">
            <text:p>0.5729975891</text:p>
          </table:table-cell>
          <table:table-cell table:formula="of:=(1-[.E22])*[.$J$2]+[.E22]*[.$J$3]" office:value-type="date" office:date-value="1986-01-24T14:19:22.872665">
            <text:p>01/24/1986 14:19:22.873</text:p>
          </table:table-cell>
          <table:table-cell table:formula="of:=([.B22]-[.B21])/(([.F22]-[.F21]))" office:value-type="float" office:value="31361.4024750733">
            <text:p>31361.4024750733</text:p>
          </table:table-cell>
          <table:table-cell table:number-columns-repeated="3"/>
        </table:table-row>
        <table:table-row table:style-name="ro1">
          <table:table-cell office:value-type="string">
            <text:p>end</text:p>
          </table:table-cell>
          <table:table-cell office:value-type="float" office:value="4508">
            <text:p>4508</text:p>
          </table:table-cell>
          <table:table-cell office:value-type="float" office:value="4375">
            <text:p>4375</text:p>
          </table:table-cell>
          <table:table-cell/>
          <table:table-cell table:formula="of:=[.C23]/([.$I$3]-[.$I$2])" office:value-type="float" office:value="0.585989820519689">
            <text:p>0.5859898205</text:p>
          </table:table-cell>
          <table:table-cell table:formula="of:=(1-[.E23])*[.$J$2]+[.E23]*[.$J$3]" office:value-type="date" office:date-value="1986-01-24T14:38:52.01681">
            <text:p>01/24/1986 14:38:52.017</text:p>
          </table:table-cell>
          <table:table-cell table:formula="of:=([.B23]-[.B22])/(([.F23]-[.F22]))" office:value-type="float" office:value="19805.2567908319">
            <text:p>19805.25679083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35">
            <text:p>4535</text:p>
          </table:table-cell>
          <table:table-cell office:value-type="float" office:value="4414">
            <text:p>4414</text:p>
          </table:table-cell>
          <table:table-cell/>
          <table:table-cell table:formula="of:=[.C24]/([.$I$3]-[.$I$2])" office:value-type="float" office:value="0.591213501205465">
            <text:p>0.5912135012</text:p>
          </table:table-cell>
          <table:table-cell table:formula="of:=(1-[.E24])*[.$J$2]+[.E24]*[.$J$3]" office:value-type="date" office:date-value="1986-01-24T14:46:42.085074">
            <text:p>01/24/1986 14:46:42.085</text:p>
          </table:table-cell>
          <table:table-cell table:formula="of:=([.B24]-[.B23])/(([.F24]-[.F23]))" office:value-type="float" office:value="4962.68346070182">
            <text:p>4962.68346070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85">
            <text:p>4585</text:p>
          </table:table-cell>
          <table:table-cell office:value-type="float" office:value="4457">
            <text:p>4457</text:p>
          </table:table-cell>
          <table:table-cell/>
          <table:table-cell table:formula="of:=[.C25]/([.$I$3]-[.$I$2])" office:value-type="float" office:value="0.596972944012858">
            <text:p>0.596972944</text:p>
          </table:table-cell>
          <table:table-cell table:formula="of:=(1-[.E25])*[.$J$2]+[.E25]*[.$J$3]" office:value-type="date" office:date-value="1986-01-24T14:55:20.365468">
            <text:p>01/24/1986 14:55:20.365</text:p>
          </table:table-cell>
          <table:table-cell table:formula="of:=([.B25]-[.B24])/(([.F25]-[.F24]))" office:value-type="float" office:value="8335.25645724693">
            <text:p>8335.25645724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40">
            <text:p>4640</text:p>
          </table:table-cell>
          <table:table-cell office:value-type="float" office:value="4502">
            <text:p>4502</text:p>
          </table:table-cell>
          <table:table-cell/>
          <table:table-cell table:formula="of:=[.C26]/([.$I$3]-[.$I$2])" office:value-type="float" office:value="0.603000267881061">
            <text:p>0.6030002679</text:p>
          </table:table-cell>
          <table:table-cell table:formula="of:=(1-[.E26])*[.$J$2]+[.E26]*[.$J$3]" office:value-type="date" office:date-value="1986-01-24T15:04:22.751926">
            <text:p>01/24/1986 15:04:22.752</text:p>
          </table:table-cell>
          <table:table-cell table:formula="of:=([.B26]-[.B25])/(([.F26]-[.F25]))" office:value-type="float" office:value="8761.2806806598">
            <text:p>8761.28068065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90">
            <text:p>4690</text:p>
          </table:table-cell>
          <table:table-cell office:value-type="float" office:value="4567">
            <text:p>4567</text:p>
          </table:table-cell>
          <table:table-cell/>
          <table:table-cell table:formula="of:=[.C27]/([.$I$3]-[.$I$2])" office:value-type="float" office:value="0.611706402357353">
            <text:p>0.6117064024</text:p>
          </table:table-cell>
          <table:table-cell table:formula="of:=(1-[.E27])*[.$J$2]+[.E27]*[.$J$3]" office:value-type="date" office:date-value="1986-01-24T15:17:26.199033">
            <text:p>01/24/1986 15:17:26.199</text:p>
          </table:table-cell>
          <table:table-cell table:formula="of:=([.B27]-[.B26])/(([.F27]-[.F26]))" office:value-type="float" office:value="5514.09273485055">
            <text:p>5514.09273485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70">
            <text:p>4770</text:p>
          </table:table-cell>
          <table:table-cell office:value-type="float" office:value="4600">
            <text:p>4600</text:p>
          </table:table-cell>
          <table:table-cell/>
          <table:table-cell table:formula="of:=[.C28]/([.$I$3]-[.$I$2])" office:value-type="float" office:value="0.616126439860702">
            <text:p>0.6161264399</text:p>
          </table:table-cell>
          <table:table-cell table:formula="of:=(1-[.E28])*[.$J$2]+[.E28]*[.$J$3]" office:value-type="date" office:date-value="1986-01-24T15:24:03.949103">
            <text:p>01/24/1986 15:24:03.949</text:p>
          </table:table-cell>
          <table:table-cell table:formula="of:=([.B28]-[.B27])/(([.F28]-[.F27]))" office:value-type="float" office:value="17377.746803699">
            <text:p>17377.746803699</text:p>
          </table:table-cell>
          <table:table-cell table:number-columns-repeated="3"/>
        </table:table-row>
        <table:table-row table:style-name="ro1">
          <table:table-cell office:value-type="string">
            <text:p>VABEST pan start</text:p>
          </table:table-cell>
          <table:table-cell office:value-type="float" office:value="4790">
            <text:p>4790</text:p>
          </table:table-cell>
          <table:table-cell office:value-type="float" office:value="4621">
            <text:p>4621</text:p>
          </table:table-cell>
          <table:table-cell/>
          <table:table-cell table:formula="of:=[.C29]/([.$I$3]-[.$I$2])" office:value-type="float" office:value="0.618939190999196">
            <text:p>0.618939191</text:p>
          </table:table-cell>
          <table:table-cell table:formula="of:=(1-[.E29])*[.$J$2]+[.E29]*[.$J$3]" office:value-type="date" office:date-value="1986-01-24T15:28:17.062783">
            <text:p>01/24/1986 15:28:17.063</text:p>
          </table:table-cell>
          <table:table-cell table:formula="of:=([.B29]-[.B28])/(([.F29]-[.F28]))" office:value-type="float" office:value="6826.97195782531">
            <text:p>6826.9719578253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96">
            <text:p>5096</text:p>
          </table:table-cell>
          <table:table-cell office:value-type="float" office:value="4828">
            <text:p>4828</text:p>
          </table:table-cell>
          <table:table-cell/>
          <table:table-cell table:formula="of:=[.C30]/([.$I$3]-[.$I$2])" office:value-type="float" office:value="0.646664880792928">
            <text:p>0.6466648808</text:p>
          </table:table-cell>
          <table:table-cell table:formula="of:=(1-[.E30])*[.$J$2]+[.E30]*[.$J$3]" office:value-type="date" office:date-value="1986-01-24T16:09:52.040493">
            <text:p>01/24/1986 16:09:52.040</text:p>
          </table:table-cell>
          <table:table-cell table:formula="of:=([.B30]-[.B29])/(([.F30]-[.F29]))" office:value-type="float" office:value="10596.6477776344">
            <text:p>10596.6477776344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31">
            <text:p>5131</text:p>
          </table:table-cell>
          <table:table-cell office:value-type="float" office:value="4836">
            <text:p>4836</text:p>
          </table:table-cell>
          <table:table-cell/>
          <table:table-cell table:formula="of:=[.C31]/([.$I$3]-[.$I$2])" office:value-type="float" office:value="0.647736405036164">
            <text:p>0.647736405</text:p>
          </table:table-cell>
          <table:table-cell table:formula="of:=(1-[.E31])*[.$J$2]+[.E31]*[.$J$3]" office:value-type="date" office:date-value="1986-01-24T16:11:28.464752">
            <text:p>01/24/1986 16:11:28.465</text:p>
          </table:table-cell>
          <table:table-cell table:formula="of:=([.B31]-[.B30])/(([.F31]-[.F30]))" office:value-type="float" office:value="31361.4023728422">
            <text:p>31361.402372842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67">
            <text:p>5167</text:p>
          </table:table-cell>
          <table:table-cell office:value-type="float" office:value="4844">
            <text:p>4844</text:p>
          </table:table-cell>
          <table:table-cell/>
          <table:table-cell table:formula="of:=[.C32]/([.$I$3]-[.$I$2])" office:value-type="float" office:value="0.6488079292794">
            <text:p>0.6488079293</text:p>
          </table:table-cell>
          <table:table-cell table:formula="of:=(1-[.E32])*[.$J$2]+[.E32]*[.$J$3]" office:value-type="date" office:date-value="1986-01-24T16:13:04.889012">
            <text:p>01/24/1986 16:13:04.889</text:p>
          </table:table-cell>
          <table:table-cell table:formula="of:=([.B32]-[.B31])/(([.F32]-[.F31]))" office:value-type="float" office:value="32257.4424406377">
            <text:p>32257.4424406377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203">
            <text:p>5203</text:p>
          </table:table-cell>
          <table:table-cell office:value-type="float" office:value="4852">
            <text:p>4852</text:p>
          </table:table-cell>
          <table:table-cell/>
          <table:table-cell table:formula="of:=[.C33]/([.$I$3]-[.$I$2])" office:value-type="float" office:value="0.649879453522636">
            <text:p>0.6498794535</text:p>
          </table:table-cell>
          <table:table-cell table:formula="of:=(1-[.E33])*[.$J$2]+[.E33]*[.$J$3]" office:value-type="date" office:date-value="1986-01-24T16:14:41.313271">
            <text:p>01/24/1986 16:14:41.313</text:p>
          </table:table-cell>
          <table:table-cell table:formula="of:=([.B33]-[.B32])/(([.F33]-[.F32]))" office:value-type="float" office:value="32257.4424406377">
            <text:p>32257.4424406377</text:p>
          </table:table-cell>
          <table:table-cell table:number-columns-repeated="3"/>
        </table:table-row>
        <table:table-row table:style-name="ro1">
          <table:table-cell office:value-type="string">
            <text:p>VMBEST 1</text:p>
          </table:table-cell>
          <table:table-cell office:value-type="float" office:value="5594">
            <text:p>5594</text:p>
          </table:table-cell>
          <table:table-cell office:value-type="float" office:value="4967">
            <text:p>4967</text:p>
          </table:table-cell>
          <table:table-cell/>
          <table:table-cell table:formula="of:=[.C34]/([.$I$3]-[.$I$2])" office:value-type="float" office:value="0.665282614519153">
            <text:p>0.6652826145</text:p>
          </table:table-cell>
          <table:table-cell table:formula="of:=(1-[.E34])*[.$J$2]+[.E34]*[.$J$3]" office:value-type="date" office:date-value="1986-01-24T16:37:47.411998">
            <text:p>01/24/1986 16:37:47.412</text:p>
          </table:table-cell>
          <table:table-cell table:formula="of:=([.B34]-[.B33])/(([.F34]-[.F33]))" office:value-type="float" office:value="24372.2898910154">
            <text:p>24372.2898910154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29">
            <text:p>5629</text:p>
          </table:table-cell>
          <table:table-cell office:value-type="float" office:value="4979">
            <text:p>4979</text:p>
          </table:table-cell>
          <table:table-cell/>
          <table:table-cell table:formula="of:=[.C35]/([.$I$3]-[.$I$2])" office:value-type="float" office:value="0.666889900884007">
            <text:p>0.6668899009</text:p>
          </table:table-cell>
          <table:table-cell table:formula="of:=(1-[.E35])*[.$J$2]+[.E35]*[.$J$3]" office:value-type="date" office:date-value="1986-01-24T16:40:12.048387">
            <text:p>01/24/1986 16:40:12.048</text:p>
          </table:table-cell>
          <table:table-cell table:formula="of:=([.B35]-[.B34])/(([.F35]-[.F34]))" office:value-type="float" office:value="20907.6016727669">
            <text:p>20907.601672766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665">
            <text:p>5665</text:p>
          </table:table-cell>
          <table:table-cell office:value-type="float" office:value="4991">
            <text:p>4991</text:p>
          </table:table-cell>
          <table:table-cell/>
          <table:table-cell table:formula="of:=[.C36]/([.$I$3]-[.$I$2])" office:value-type="float" office:value="0.668497187248862">
            <text:p>0.6684971872</text:p>
          </table:table-cell>
          <table:table-cell table:formula="of:=(1-[.E36])*[.$J$2]+[.E36]*[.$J$3]" office:value-type="date" office:date-value="1986-01-24T16:42:36.684776">
            <text:p>01/24/1986 16:42:36.685</text:p>
          </table:table-cell>
          <table:table-cell table:formula="of:=([.B36]-[.B35])/(([.F36]-[.F35]))" office:value-type="float" office:value="21504.9616270918">
            <text:p>21504.961627091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701">
            <text:p>5701</text:p>
          </table:table-cell>
          <table:table-cell office:value-type="float" office:value="5003">
            <text:p>5003</text:p>
          </table:table-cell>
          <table:table-cell/>
          <table:table-cell table:formula="of:=[.C37]/([.$I$3]-[.$I$2])" office:value-type="float" office:value="0.670104473613715">
            <text:p>0.6701044736</text:p>
          </table:table-cell>
          <table:table-cell table:formula="of:=(1-[.E37])*[.$J$2]+[.E37]*[.$J$3]" office:value-type="date" office:date-value="1986-01-24T16:45:01.321165">
            <text:p>01/24/1986 16:45:01.321</text:p>
          </table:table-cell>
          <table:table-cell table:formula="of:=([.B37]-[.B36])/(([.F37]-[.F36]))" office:value-type="float" office:value="21504.9616270918">
            <text:p>21504.961627091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736">
            <text:p>5736</text:p>
          </table:table-cell>
          <table:table-cell office:value-type="float" office:value="5015">
            <text:p>5015</text:p>
          </table:table-cell>
          <table:table-cell/>
          <table:table-cell table:formula="of:=[.C38]/([.$I$3]-[.$I$2])" office:value-type="float" office:value="0.671711759978569">
            <text:p>0.67171176</text:p>
          </table:table-cell>
          <table:table-cell table:formula="of:=(1-[.E38])*[.$J$2]+[.E38]*[.$J$3]" office:value-type="date" office:date-value="1986-01-24T16:47:25.957554">
            <text:p>01/24/1986 16:47:25.958</text:p>
          </table:table-cell>
          <table:table-cell table:formula="of:=([.B38]-[.B37])/(([.F38]-[.F37]))" office:value-type="float" office:value="20907.6016727669">
            <text:p>20907.6016727669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72">
            <text:p>5772</text:p>
          </table:table-cell>
          <table:table-cell office:value-type="float" office:value="5027">
            <text:p>5027</text:p>
          </table:table-cell>
          <table:table-cell/>
          <table:table-cell table:formula="of:=[.C39]/([.$I$3]-[.$I$2])" office:value-type="float" office:value="0.673319046343424">
            <text:p>0.6733190463</text:p>
          </table:table-cell>
          <table:table-cell table:formula="of:=(1-[.E39])*[.$J$2]+[.E39]*[.$J$3]" office:value-type="date" office:date-value="1986-01-24T16:49:50.593943">
            <text:p>01/24/1986 16:49:50.594</text:p>
          </table:table-cell>
          <table:table-cell table:formula="of:=([.B39]-[.B38])/(([.F39]-[.F38]))" office:value-type="float" office:value="21504.9616270918">
            <text:p>21504.961627091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808">
            <text:p>5808</text:p>
          </table:table-cell>
          <table:table-cell office:value-type="float" office:value="5039">
            <text:p>5039</text:p>
          </table:table-cell>
          <table:table-cell/>
          <table:table-cell table:formula="of:=[.C40]/([.$I$3]-[.$I$2])" office:value-type="float" office:value="0.674926332708278">
            <text:p>0.6749263327</text:p>
          </table:table-cell>
          <table:table-cell table:formula="of:=(1-[.E40])*[.$J$2]+[.E40]*[.$J$3]" office:value-type="date" office:date-value="1986-01-24T16:52:15.230332">
            <text:p>01/24/1986 16:52:15.230</text:p>
          </table:table-cell>
          <table:table-cell table:formula="of:=([.B40]-[.B39])/(([.F40]-[.F39]))" office:value-type="float" office:value="21504.961673826">
            <text:p>21504.961673826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843">
            <text:p>5843</text:p>
          </table:table-cell>
          <table:table-cell office:value-type="float" office:value="5051">
            <text:p>5051</text:p>
          </table:table-cell>
          <table:table-cell/>
          <table:table-cell table:formula="of:=[.C41]/([.$I$3]-[.$I$2])" office:value-type="float" office:value="0.676533619073132">
            <text:p>0.6765336191</text:p>
          </table:table-cell>
          <table:table-cell table:formula="of:=(1-[.E41])*[.$J$2]+[.E41]*[.$J$3]" office:value-type="date" office:date-value="1986-01-24T16:54:39.866721">
            <text:p>01/24/1986 16:54:39.867</text:p>
          </table:table-cell>
          <table:table-cell table:formula="of:=([.B41]-[.B40])/(([.F41]-[.F40]))" office:value-type="float" office:value="20907.6016273309">
            <text:p>20907.6016273309</text:p>
          </table:table-cell>
          <table:table-cell table:number-columns-repeated="3"/>
        </table:table-row>
        <table:table-row table:style-name="ro1">
          <table:table-cell office:value-type="string">
            <text:p>end</text:p>
          </table:table-cell>
          <table:table-cell office:value-type="float" office:value="6106">
            <text:p>6106</text:p>
          </table:table-cell>
          <table:table-cell office:value-type="float" office:value="5168">
            <text:p>5168</text:p>
          </table:table-cell>
          <table:table-cell/>
          <table:table-cell table:formula="of:=[.C42]/([.$I$3]-[.$I$2])" office:value-type="float" office:value="0.692204661130458">
            <text:p>0.6922046611</text:p>
          </table:table-cell>
          <table:table-cell table:formula="of:=(1-[.E42])*[.$J$2]+[.E42]*[.$J$3]" office:value-type="date" office:date-value="1986-01-24T17:18:10.071514">
            <text:p>01/24/1986 17:18:10.072</text:p>
          </table:table-cell>
          <table:table-cell table:formula="of:=([.B42]-[.B41])/(([.F42]-[.F41]))" office:value-type="float" office:value="16113.4043230195">
            <text:p>16113.40432301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18">
            <text:p>6118</text:p>
          </table:table-cell>
          <table:table-cell office:value-type="float" office:value="5183">
            <text:p>5183</text:p>
          </table:table-cell>
          <table:table-cell/>
          <table:table-cell table:formula="of:=[.C43]/([.$I$3]-[.$I$2])" office:value-type="float" office:value="0.694213769086526">
            <text:p>0.6942137691</text:p>
          </table:table-cell>
          <table:table-cell table:formula="of:=(1-[.E43])*[.$J$2]+[.E43]*[.$J$3]" office:value-type="date" office:date-value="1986-01-24T17:21:10.867">
            <text:p>01/24/1986 17:21:10.867</text:p>
          </table:table-cell>
          <table:table-cell table:formula="of:=([.B43]-[.B42])/(([.F43]-[.F42]))" office:value-type="float" office:value="5734.6564488461">
            <text:p>5734.65644884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35">
            <text:p>6135</text:p>
          </table:table-cell>
          <table:table-cell office:value-type="float" office:value="5198">
            <text:p>5198</text:p>
          </table:table-cell>
          <table:table-cell/>
          <table:table-cell table:formula="of:=[.C44]/([.$I$3]-[.$I$2])" office:value-type="float" office:value="0.696222877042593">
            <text:p>0.696222877</text:p>
          </table:table-cell>
          <table:table-cell table:formula="of:=(1-[.E44])*[.$J$2]+[.E44]*[.$J$3]" office:value-type="date" office:date-value="1986-01-24T17:24:11.662486">
            <text:p>01/24/1986 17:24:11.662</text:p>
          </table:table-cell>
          <table:table-cell table:formula="of:=([.B44]-[.B43])/(([.F44]-[.F43]))" office:value-type="float" office:value="8124.09662174119">
            <text:p>8124.09662174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48">
            <text:p>6148</text:p>
          </table:table-cell>
          <table:table-cell office:value-type="float" office:value="5217">
            <text:p>5217</text:p>
          </table:table-cell>
          <table:table-cell/>
          <table:table-cell table:formula="of:=[.C45]/([.$I$3]-[.$I$2])" office:value-type="float" office:value="0.698767747120279">
            <text:p>0.6987677471</text:p>
          </table:table-cell>
          <table:table-cell table:formula="of:=(1-[.E45])*[.$J$2]+[.E45]*[.$J$3]" office:value-type="date" office:date-value="1986-01-24T17:28:00.670102">
            <text:p>01/24/1986 17:28:00.670</text:p>
          </table:table-cell>
          <table:table-cell table:formula="of:=([.B45]-[.B44])/(([.F45]-[.F44]))" office:value-type="float" office:value="4904.64038118881">
            <text:p>4904.64038118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58">
            <text:p>6158</text:p>
          </table:table-cell>
          <table:table-cell office:value-type="float" office:value="5224">
            <text:p>5224</text:p>
          </table:table-cell>
          <table:table-cell/>
          <table:table-cell table:formula="of:=[.C46]/([.$I$3]-[.$I$2])" office:value-type="float" office:value="0.69970533083311">
            <text:p>0.6997053308</text:p>
          </table:table-cell>
          <table:table-cell table:formula="of:=(1-[.E46])*[.$J$2]+[.E46]*[.$J$3]" office:value-type="date" office:date-value="1986-01-24T17:29:25.041329">
            <text:p>01/24/1986 17:29:25.041</text:p>
          </table:table-cell>
          <table:table-cell table:formula="of:=([.B46]-[.B45])/(([.F46]-[.F45]))" office:value-type="float" office:value="10240.457936738">
            <text:p>10240.4579367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87">
            <text:p>6187</text:p>
          </table:table-cell>
          <table:table-cell office:value-type="float" office:value="5241">
            <text:p>5241</text:p>
          </table:table-cell>
          <table:table-cell/>
          <table:table-cell table:formula="of:=[.C47]/([.$I$3]-[.$I$2])" office:value-type="float" office:value="0.701982319849987">
            <text:p>0.7019823198</text:p>
          </table:table-cell>
          <table:table-cell table:formula="of:=(1-[.E47])*[.$J$2]+[.E47]*[.$J$3]" office:value-type="date" office:date-value="1986-01-24T17:32:49.94288">
            <text:p>01/24/1986 17:32:49.943</text:p>
          </table:table-cell>
          <table:table-cell table:formula="of:=([.B47]-[.B46])/(([.F47]-[.F46]))" office:value-type="float" office:value="12228.3115415819">
            <text:p>12228.31154158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03">
            <text:p>6203</text:p>
          </table:table-cell>
          <table:table-cell office:value-type="float" office:value="5254">
            <text:p>5254</text:p>
          </table:table-cell>
          <table:table-cell/>
          <table:table-cell table:formula="of:=[.C48]/([.$I$3]-[.$I$2])" office:value-type="float" office:value="0.703723546745245">
            <text:p>0.7037235467</text:p>
          </table:table-cell>
          <table:table-cell table:formula="of:=(1-[.E48])*[.$J$2]+[.E48]*[.$J$3]" office:value-type="date" office:date-value="1986-01-24T17:35:26.632301">
            <text:p>01/24/1986 17:35:26.632</text:p>
          </table:table-cell>
          <table:table-cell table:formula="of:=([.B48]-[.B47])/(([.F48]-[.F47]))" office:value-type="float" office:value="8822.54836868162">
            <text:p>8822.54836868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28">
            <text:p>6228</text:p>
          </table:table-cell>
          <table:table-cell office:value-type="float" office:value="5276">
            <text:p>5276</text:p>
          </table:table-cell>
          <table:table-cell/>
          <table:table-cell table:formula="of:=[.C49]/([.$I$3]-[.$I$2])" office:value-type="float" office:value="0.706670238414144">
            <text:p>0.7066702384</text:p>
          </table:table-cell>
          <table:table-cell table:formula="of:=(1-[.E49])*[.$J$2]+[.E49]*[.$J$3]" office:value-type="date" office:date-value="1986-01-24T17:39:51.799014">
            <text:p>01/24/1986 17:39:51.799</text:p>
          </table:table-cell>
          <table:table-cell table:formula="of:=([.B49]-[.B48])/(([.F49]-[.F48]))" office:value-type="float" office:value="8145.8188174525">
            <text:p>8145.81881745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69">
            <text:p>6269</text:p>
          </table:table-cell>
          <table:table-cell office:value-type="float" office:value="5309">
            <text:p>5309</text:p>
          </table:table-cell>
          <table:table-cell/>
          <table:table-cell table:formula="of:=[.C50]/([.$I$3]-[.$I$2])" office:value-type="float" office:value="0.711090275917493">
            <text:p>0.7110902759</text:p>
          </table:table-cell>
          <table:table-cell table:formula="of:=(1-[.E50])*[.$J$2]+[.E50]*[.$J$3]" office:value-type="date" office:date-value="1986-01-24T17:46:29.549084">
            <text:p>01/24/1986 17:46:29.549</text:p>
          </table:table-cell>
          <table:table-cell table:formula="of:=([.B50]-[.B49])/(([.F50]-[.F49]))" office:value-type="float" office:value="8906.09522985769">
            <text:p>8906.09522985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47">
            <text:p>6347</text:p>
          </table:table-cell>
          <table:table-cell office:value-type="float" office:value="5373">
            <text:p>5373</text:p>
          </table:table-cell>
          <table:table-cell/>
          <table:table-cell table:formula="of:=[.C51]/([.$I$3]-[.$I$2])" office:value-type="float" office:value="0.719662469863381">
            <text:p>0.7196624699</text:p>
          </table:table-cell>
          <table:table-cell table:formula="of:=(1-[.E51])*[.$J$2]+[.E51]*[.$J$3]" office:value-type="date" office:date-value="1986-01-24T17:59:20.943158">
            <text:p>01/24/1986 17:59:20.943</text:p>
          </table:table-cell>
          <table:table-cell table:formula="of:=([.B51]-[.B50])/(([.F51]-[.F50]))" office:value-type="float" office:value="8736.39067524538">
            <text:p>8736.39067524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05">
            <text:p>6405</text:p>
          </table:table-cell>
          <table:table-cell office:value-type="float" office:value="5431">
            <text:p>5431</text:p>
          </table:table-cell>
          <table:table-cell/>
          <table:table-cell table:formula="of:=[.C52]/([.$I$3]-[.$I$2])" office:value-type="float" office:value="0.727431020626842">
            <text:p>0.7274310206</text:p>
          </table:table-cell>
          <table:table-cell table:formula="of:=(1-[.E52])*[.$J$2]+[.E52]*[.$J$3]" office:value-type="date" office:date-value="1986-01-24T18:11:00.019038">
            <text:p>01/24/1986 18:11:00.019</text:p>
          </table:table-cell>
          <table:table-cell table:formula="of:=([.B52]-[.B51])/(([.F52]-[.F51]))" office:value-type="float" office:value="7168.32055847918">
            <text:p>7168.32055847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40">
            <text:p>6440</text:p>
          </table:table-cell>
          <table:table-cell office:value-type="float" office:value="5462">
            <text:p>5462</text:p>
          </table:table-cell>
          <table:table-cell/>
          <table:table-cell table:formula="of:=[.C53]/([.$I$3]-[.$I$2])" office:value-type="float" office:value="0.731583177069381">
            <text:p>0.7315831771</text:p>
          </table:table-cell>
          <table:table-cell table:formula="of:=(1-[.E53])*[.$J$2]+[.E53]*[.$J$3]" office:value-type="date" office:date-value="1986-01-24T18:17:13.663043">
            <text:p>01/24/1986 18:17:13.663</text:p>
          </table:table-cell>
          <table:table-cell table:formula="of:=([.B53]-[.B52])/(([.F53]-[.F52]))" office:value-type="float" office:value="8093.26513868788">
            <text:p>8093.26513868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39">
            <text:p>6539</text:p>
          </table:table-cell>
          <table:table-cell office:value-type="float" office:value="5544">
            <text:p>5544</text:p>
          </table:table-cell>
          <table:table-cell/>
          <table:table-cell table:formula="of:=[.C54]/([.$I$3]-[.$I$2])" office:value-type="float" office:value="0.74256630056255">
            <text:p>0.7425663006</text:p>
          </table:table-cell>
          <table:table-cell table:formula="of:=(1-[.E54])*[.$J$2]+[.E54]*[.$J$3]" office:value-type="date" office:date-value="1986-01-24T18:33:42.011701">
            <text:p>01/24/1986 18:33:42.012</text:p>
          </table:table-cell>
          <table:table-cell table:formula="of:=([.B54]-[.B53])/(([.F54]-[.F53]))" office:value-type="float" office:value="8654.43579051817">
            <text:p>8654.43579051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36">
            <text:p>6736</text:p>
          </table:table-cell>
          <table:table-cell office:value-type="float" office:value="5708">
            <text:p>5708</text:p>
          </table:table-cell>
          <table:table-cell/>
          <table:table-cell table:formula="of:=[.C55]/([.$I$3]-[.$I$2])" office:value-type="float" office:value="0.764532547548888">
            <text:p>0.7645325475</text:p>
          </table:table-cell>
          <table:table-cell table:formula="of:=(1-[.E55])*[.$J$2]+[.E55]*[.$J$3]" office:value-type="date" office:date-value="1986-01-24T19:06:38.709017">
            <text:p>01/24/1986 19:06:38.709</text:p>
          </table:table-cell>
          <table:table-cell table:formula="of:=([.B55]-[.B54])/(([.F55]-[.F54]))" office:value-type="float" office:value="8610.72652158733">
            <text:p>8610.72652158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08">
            <text:p>7008</text:p>
          </table:table-cell>
          <table:table-cell office:value-type="float" office:value="5934">
            <text:p>5934</text:p>
          </table:table-cell>
          <table:table-cell/>
          <table:table-cell table:formula="of:=[.C56]/([.$I$3]-[.$I$2])" office:value-type="float" office:value="0.794803107420305">
            <text:p>0.7948031074</text:p>
          </table:table-cell>
          <table:table-cell table:formula="of:=(1-[.E56])*[.$J$2]+[.E56]*[.$J$3]" office:value-type="date" office:date-value="1986-01-24T19:52:02.694342">
            <text:p>01/24/1986 19:52:02.694</text:p>
          </table:table-cell>
          <table:table-cell table:formula="of:=([.B56]-[.B55])/(([.F56]-[.F55]))" office:value-type="float" office:value="8627.35925176009">
            <text:p>8627.35925176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04">
            <text:p>7204</text:p>
          </table:table-cell>
          <table:table-cell office:value-type="float" office:value="6104">
            <text:p>6104</text:p>
          </table:table-cell>
          <table:table-cell/>
          <table:table-cell table:formula="of:=[.C57]/([.$I$3]-[.$I$2])" office:value-type="float" office:value="0.81757299758907">
            <text:p>0.8175729976</text:p>
          </table:table-cell>
          <table:table-cell table:formula="of:=(1-[.E57])*[.$J$2]+[.E57]*[.$J$3]" office:value-type="date" office:date-value="1986-01-24T20:26:11.709853">
            <text:p>01/24/1986 20:26:11.710</text:p>
          </table:table-cell>
          <table:table-cell table:formula="of:=([.B57]-[.B56])/(([.F57]-[.F56]))" office:value-type="float" office:value="8264.65193337724">
            <text:p>8264.65193337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54">
            <text:p>7254</text:p>
          </table:table-cell>
          <table:table-cell office:value-type="float" office:value="6156">
            <text:p>6156</text:p>
          </table:table-cell>
          <table:table-cell/>
          <table:table-cell table:formula="of:=[.C58]/([.$I$3]-[.$I$2])" office:value-type="float" office:value="0.824537905170105">
            <text:p>0.8245379052</text:p>
          </table:table-cell>
          <table:table-cell table:formula="of:=(1-[.E58])*[.$J$2]+[.E58]*[.$J$3]" office:value-type="date" office:date-value="1986-01-24T20:36:38.467538">
            <text:p>01/24/1986 20:36:38.468</text:p>
          </table:table-cell>
          <table:table-cell table:formula="of:=([.B58]-[.B57])/(([.F58]-[.F57]))" office:value-type="float" office:value="6892.61591994586">
            <text:p>6892.61591994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36">
            <text:p>7536</text:p>
          </table:table-cell>
          <table:table-cell office:value-type="float" office:value="6486">
            <text:p>6486</text:p>
          </table:table-cell>
          <table:table-cell/>
          <table:table-cell table:formula="of:=[.C59]/([.$I$3]-[.$I$2])" office:value-type="float" office:value="0.86873828020359">
            <text:p>0.8687382802</text:p>
          </table:table-cell>
          <table:table-cell table:formula="of:=(1-[.E59])*[.$J$2]+[.E59]*[.$J$3]" office:value-type="date" office:date-value="1986-01-24T21:42:55.968235">
            <text:p>01/24/1986 21:42:55.968</text:p>
          </table:table-cell>
          <table:table-cell table:formula="of:=([.B59]-[.B58])/(([.F59]-[.F58]))" office:value-type="float" office:value="6125.65574685165">
            <text:p>6125.65574685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66">
            <text:p>7666</text:p>
          </table:table-cell>
          <table:table-cell office:value-type="float" office:value="6650">
            <text:p>6650</text:p>
          </table:table-cell>
          <table:table-cell/>
          <table:table-cell table:formula="of:=[.C60]/([.$I$3]-[.$I$2])" office:value-type="float" office:value="0.890704527189928">
            <text:p>0.8907045272</text:p>
          </table:table-cell>
          <table:table-cell table:formula="of:=(1-[.E60])*[.$J$2]+[.E60]*[.$J$3]" office:value-type="date" office:date-value="1986-01-24T22:15:52.66555">
            <text:p>01/24/1986 22:15:52.666</text:p>
          </table:table-cell>
          <table:table-cell table:formula="of:=([.B60]-[.B59])/(([.F60]-[.F59]))" office:value-type="float" office:value="5682.20531791043">
            <text:p>5682.20531791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44">
            <text:p>7744</text:p>
          </table:table-cell>
          <table:table-cell office:value-type="float" office:value="6739">
            <text:p>6739</text:p>
          </table:table-cell>
          <table:table-cell/>
          <table:table-cell table:formula="of:=[.C61]/([.$I$3]-[.$I$2])" office:value-type="float" office:value="0.902625234395928">
            <text:p>0.9026252344</text:p>
          </table:table-cell>
          <table:table-cell table:formula="of:=(1-[.E61])*[.$J$2]+[.E61]*[.$J$3]" office:value-type="date" office:date-value="1986-01-24T22:33:45.385435">
            <text:p>01/24/1986 22:33:45.385</text:p>
          </table:table-cell>
          <table:table-cell table:formula="of:=([.B61]-[.B60])/(([.F61]-[.F60]))" office:value-type="float" office:value="6282.34835246401">
            <text:p>6282.3483524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66">
            <text:p>7866</text:p>
          </table:table-cell>
          <table:table-cell office:value-type="float" office:value="6896">
            <text:p>6896</text:p>
          </table:table-cell>
          <table:table-cell/>
          <table:table-cell table:formula="of:=[.C62]/([.$I$3]-[.$I$2])" office:value-type="float" office:value="0.923653897669435">
            <text:p>0.9236538977</text:p>
          </table:table-cell>
          <table:table-cell table:formula="of:=(1-[.E62])*[.$J$2]+[.E62]*[.$J$3]" office:value-type="date" office:date-value="1986-01-24T23:05:17.711524">
            <text:p>01/24/1986 23:05:17.712</text:p>
          </table:table-cell>
          <table:table-cell table:formula="of:=([.B62]-[.B61])/(([.F62]-[.F61]))" office:value-type="float" office:value="5570.28730922547">
            <text:p>5570.28730922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70">
            <text:p>7970</text:p>
          </table:table-cell>
          <table:table-cell office:value-type="float" office:value="7007">
            <text:p>7007</text:p>
          </table:table-cell>
          <table:table-cell/>
          <table:table-cell table:formula="of:=[.C63]/([.$I$3]-[.$I$2])" office:value-type="float" office:value="0.938521296544334">
            <text:p>0.9385212965</text:p>
          </table:table-cell>
          <table:table-cell table:formula="of:=(1-[.E63])*[.$J$2]+[.E63]*[.$J$3]" office:value-type="date" office:date-value="1986-01-24T23:27:35.598122">
            <text:p>01/24/1986 23:27:35.598</text:p>
          </table:table-cell>
          <table:table-cell table:formula="of:=([.B63]-[.B62])/(([.F63]-[.F62]))" office:value-type="float" office:value="6716.26430377892">
            <text:p>6716.26430377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79">
            <text:p>8179</text:p>
          </table:table-cell>
          <table:table-cell office:value-type="float" office:value="7252">
            <text:p>7252</text:p>
          </table:table-cell>
          <table:table-cell/>
          <table:table-cell table:formula="of:=[.C64]/([.$I$3]-[.$I$2])" office:value-type="float" office:value="0.971336726493437">
            <text:p>0.9713367265</text:p>
          </table:table-cell>
          <table:table-cell table:formula="of:=(1-[.E64])*[.$J$2]+[.E64]*[.$J$3]" office:value-type="date" office:date-value="1986-01-25T00:16:48.591064">
            <text:p>01/25/1986 00:16:48.591</text:p>
          </table:table-cell>
          <table:table-cell table:formula="of:=([.B64]-[.B63])/(([.F64]-[.F63]))" office:value-type="float" office:value="6115.01631014406">
            <text:p>6115.0163101441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svg:width="3.2303in" svg:height="3.5453in" svg:x="1.8213in" svg:y="0.0417in">
            <draw:object draw:notify-on-update-of-ranges="Sheet2.A1:Sheet2.A68 Sheet2.B1:Sheet2.B6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 office:value-type="float" office:value="13">
            <text:p>13</text:p>
          </table:table-cell>
        </table:table-row>
        <table:table-row table:style-name="ro1"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</table:table>
      <table:table table:name="Sheet3" table:style-name="ta1">
        <table:table-column table:style-name="co2" table:number-columns-repeated="2" table:default-cell-style-name="Default"/>
        <table:table-row table:style-name="ro1">
          <table:table-cell office:value-type="float" office:value="733">
            <text:p>733</text:p>
          </table:table-cell>
          <table:table-cell office:value-type="string">
            <text:p>Start initial fadein (nonzero black)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End initial fadein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Start zoomin, fade out names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End Fade out names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Start fade out orbits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Voyager enters frame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Finish orbit fadeout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string">
            <text:p>Voyager full in, start zoom to SigSag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office:value-type="string">
            <text:p>Finish zoom to SigSag</text:p>
          </table:table-cell>
        </table:table-row>
        <table:table-row table:style-name="ro1">
          <table:table-cell office:value-type="float" office:value="1149">
            <text:p>1149</text:p>
          </table:table-cell>
          <table:table-cell office:value-type="string">
            <text:p>PPS FOV appears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string">
            <text:p>SigSag touches Epsilon ring, fade in “The Uranus Rings/Occult the Star/Sigma Sagittarii”</text:p>
          </table:table-cell>
        </table:table-row>
        <table:table-row table:style-name="ro1">
          <table:table-cell office:value-type="float" office:value="1199">
            <text:p>1199</text:p>
          </table:table-cell>
          <table:table-cell office:value-type="string">
            <text:p>Text finish fade in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office:value-type="string">
            <text:p>Text disappears</text:p>
          </table:table-cell>
        </table:table-row>
        <table:table-row table:style-name="ro1">
          <table:table-cell office:value-type="float" office:value="1307">
            <text:p>1307</text:p>
          </table:table-cell>
          <table:table-cell office:value-type="string">
            <text:p>SigSag centered on Delta (ingress)</text:p>
          </table:table-cell>
        </table:table-row>
        <table:table-row table:style-name="ro1">
          <table:table-cell office:value-type="float" office:value="1409">
            <text:p>1409</text:p>
          </table:table-cell>
          <table:table-cell office:value-type="string">
            <text:p>SigSag centered on Delta (egress)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string">
            <text:p>PPS FOV disappears</text:p>
          </table:table-cell>
        </table:table-row>
        <table:table-row table:style-name="ro1">
          <table:table-cell office:value-type="float" office:value="1477">
            <text:p>1477</text:p>
          </table:table-cell>
          <table:table-cell office:value-type="string">
            <text:p>Zoom out</text:p>
          </table:table-cell>
        </table:table-row>
        <table:table-row table:style-name="ro1">
          <table:table-cell office:value-type="float" office:value="1576">
            <text:p>1576</text:p>
          </table:table-cell>
          <table:table-cell office:value-type="string">
            <text:p>Finish zoomout</text:p>
          </table:table-cell>
        </table:table-row>
        <table:table-row table:style-name="ro1">
          <table:table-cell office:value-type="float" office:value="1763">
            <text:p>1763</text:p>
          </table:table-cell>
          <table:table-cell office:value-type="string">
            <text:p>Pan to oberon</text:p>
          </table:table-cell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Finish pan</text:p>
          </table:table-cell>
        </table:table-row>
        <table:table-row table:style-name="ro1">
          <table:table-cell office:value-type="float" office:value="1838">
            <text:p>1838</text:p>
          </table:table-cell>
          <table:table-cell office:value-type="string">
            <text:p>Zoom to Oberon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Finish zoom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Clock slow</text:p>
          </table:table-cell>
        </table:table-row>
        <table:table-row table:style-name="ro1">
          <table:table-cell office:value-type="float" office:value="2102">
            <text:p>2102</text:p>
          </table:table-cell>
          <table:table-cell office:value-type="string">
            <text:p>Fade in “Imaging Oberon”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string">
            <text:p>Finish fade in</text:p>
          </table:table-cell>
        </table:table-row>
        <table:table-row table:style-name="ro1">
          <table:table-cell office:value-type="float" office:value="2118">
            <text:p>2118</text:p>
          </table:table-cell>
          <table:table-cell office:value-type="string">
            <text:p>VOBEST</text:p>
          </table:table-cell>
        </table:table-row>
        <table:table-row table:style-name="ro1">
          <table:table-cell office:value-type="float" office:value="2275">
            <text:p>2275</text:p>
          </table:table-cell>
          <table:table-cell office:value-type="string">
            <text:p>Fade out text</text:p>
          </table:table-cell>
        </table:table-row>
        <table:table-row table:style-name="ro1">
          <table:table-cell office:value-type="float" office:value="2284">
            <text:p>2284</text:p>
          </table:table-cell>
          <table:table-cell office:value-type="string">
            <text:p>Finish fade out, VOBEST disappears</text:p>
          </table:table-cell>
        </table:table-row>
        <table:table-row table:style-name="ro1">
          <table:table-cell office:value-type="float" office:value="2286">
            <text:p>2286</text:p>
          </table:table-cell>
          <table:table-cell office:value-type="string">
            <text:p>Clock resume</text:p>
          </table:table-cell>
        </table:table-row>
        <table:table-row table:style-name="ro1">
          <table:table-cell office:value-type="float" office:value="2307">
            <text:p>2307</text:p>
          </table:table-cell>
          <table:table-cell office:value-type="string">
            <text:p>Zoom out</text:p>
          </table:table-cell>
        </table:table-row>
        <table:table-row table:style-name="ro1">
          <table:table-cell office:value-type="float" office:value="2409">
            <text:p>2409</text:p>
          </table:table-cell>
          <table:table-cell office:value-type="string">
            <text:p>Finish zoom</text:p>
          </table:table-cell>
        </table:table-row>
        <table:table-row table:style-name="ro1">
          <table:table-cell office:value-type="float" office:value="2410">
            <text:p>2410</text:p>
          </table:table-cell>
          <table:table-cell office:value-type="string">
            <text:p>Pan back to Uranus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string">
            <text:p>Finish pan</text:p>
          </table:table-cell>
        </table:table-row>
        <table:table-row table:style-name="ro1">
          <table:table-cell office:value-type="float" office:value="2966">
            <text:p>2966</text:p>
          </table:table-cell>
          <table:table-cell office:value-type="string">
            <text:p>Pan to Umbriel</text:p>
          </table:table-cell>
        </table:table-row>
        <table:table-row table:style-name="ro1">
          <table:table-cell office:value-type="float" office:value="3142">
            <text:p>3142</text:p>
          </table:table-cell>
          <table:table-cell office:value-type="string">
            <text:p>Finish pan, start zoom in</text:p>
          </table:table-cell>
        </table:table-row>
        <table:table-row table:style-name="ro1">
          <table:table-cell office:value-type="float" office:value="3250">
            <text:p>3250</text:p>
          </table:table-cell>
          <table:table-cell office:value-type="string">
            <text:p>Finish zoom</text:p>
          </table:table-cell>
        </table:table-row>
        <table:table-row table:style-name="ro1">
          <table:table-cell office:value-type="float" office:value="3309">
            <text:p>3309</text:p>
          </table:table-cell>
          <table:table-cell office:value-type="string">
            <text:p>Fade in “Imaging Umbriel”</text:p>
          </table:table-cell>
        </table:table-row>
        <table:table-row table:style-name="ro1">
          <table:table-cell office:value-type="float" office:value="3317">
            <text:p>3317</text:p>
          </table:table-cell>
          <table:table-cell office:value-type="string">
            <text:p>Finish fade in</text:p>
          </table:table-cell>
        </table:table-row>
        <table:table-row table:style-name="ro1">
          <table:table-cell office:value-type="float" office:value="3319">
            <text:p>3319</text:p>
          </table:table-cell>
          <table:table-cell office:value-type="string">
            <text:p>VUBEST</text:p>
          </table:table-cell>
        </table:table-row>
        <table:table-row table:style-name="ro1">
          <table:table-cell office:value-type="float" office:value="3419">
            <text:p>3419</text:p>
          </table:table-cell>
          <table:table-cell office:value-type="string">
            <text:p>Fade out text</text:p>
          </table:table-cell>
        </table:table-row>
        <table:table-row table:style-name="ro1">
          <table:table-cell office:value-type="float" office:value="3433">
            <text:p>3433</text:p>
          </table:table-cell>
          <table:table-cell office:value-type="string">
            <text:p>Zoom out</text:p>
          </table:table-cell>
        </table:table-row>
        <table:table-row table:style-name="ro1">
          <table:table-cell office:value-type="float" office:value="3533">
            <text:p>3533</text:p>
          </table:table-cell>
          <table:table-cell office:value-type="string">
            <text:p>Finish zoom, VUBEST disappears</text:p>
          </table:table-cell>
        </table:table-row>
        <table:table-row table:style-name="ro1">
          <table:table-cell office:value-type="float" office:value="3534">
            <text:p>3534</text:p>
          </table:table-cell>
          <table:table-cell office:value-type="string">
            <text:p>Pan back to Uranus</text:p>
          </table:table-cell>
        </table:table-row>
        <table:table-row table:style-name="ro1">
          <table:table-cell office:value-type="float" office:value="3637">
            <text:p>3637</text:p>
          </table:table-cell>
          <table:table-cell office:value-type="string">
            <text:p>Finish pan</text:p>
          </table:table-cell>
        </table:table-row>
        <table:table-row table:style-name="ro1">
          <table:table-cell office:value-type="float" office:value="3886">
            <text:p>3886</text:p>
          </table:table-cell>
          <table:table-cell office:value-type="string">
            <text:p>Pan to Titania</text:p>
          </table:table-cell>
        </table:table-row>
        <table:table-row table:style-name="ro1">
          <table:table-cell office:value-type="float" office:value="4028">
            <text:p>4028</text:p>
          </table:table-cell>
          <table:table-cell office:value-type="string">
            <text:p>Finish pan</text:p>
          </table:table-cell>
        </table:table-row>
        <table:table-row table:style-name="ro1">
          <table:table-cell office:value-type="float" office:value="4029">
            <text:p>4029</text:p>
          </table:table-cell>
          <table:table-cell office:value-type="string">
            <text:p>Zoom to Titania</text:p>
          </table:table-cell>
        </table:table-row>
        <table:table-row table:style-name="ro1">
          <table:table-cell office:value-type="float" office:value="4133">
            <text:p>4133</text:p>
          </table:table-cell>
          <table:table-cell office:value-type="string">
            <text:p>Finish zoom</text:p>
          </table:table-cell>
        </table:table-row>
        <table:table-row table:style-name="ro1">
          <table:table-cell office:value-type="float" office:value="4195">
            <text:p>4195</text:p>
          </table:table-cell>
          <table:table-cell office:value-type="string">
            <text:p>Fade in “Imaging Titania”</text:p>
          </table:table-cell>
        </table:table-row>
        <table:table-row table:style-name="ro1">
          <table:table-cell office:value-type="float" office:value="4205">
            <text:p>4205</text:p>
          </table:table-cell>
          <table:table-cell office:value-type="string">
            <text:p>VTBEST 1</text:p>
          </table:table-cell>
        </table:table-row>
        <table:table-row table:style-name="ro1">
          <table:table-cell office:value-type="float" office:value="4240">
            <text:p>4240</text:p>
          </table:table-cell>
          <table:table-cell office:value-type="string">
            <text:p>VTBEST 2</text:p>
          </table:table-cell>
        </table:table-row>
        <table:table-row table:style-name="ro1">
          <table:table-cell office:value-type="float" office:value="4306">
            <text:p>4306</text:p>
          </table:table-cell>
          <table:table-cell office:value-type="string">
            <text:p>Fade out text</text:p>
          </table:table-cell>
        </table:table-row>
        <table:table-row table:style-name="ro1">
          <table:table-cell office:value-type="float" office:value="4313">
            <text:p>4313</text:p>
          </table:table-cell>
          <table:table-cell office:value-type="string">
            <text:p>Finish fade out</text:p>
          </table:table-cell>
        </table:table-row>
        <table:table-row table:style-name="ro1">
          <table:table-cell office:value-type="float" office:value="4323">
            <text:p>4323</text:p>
          </table:table-cell>
          <table:table-cell office:value-type="string">
            <text:p>Zoom out</text:p>
          </table:table-cell>
        </table:table-row>
        <table:table-row table:style-name="ro1">
          <table:table-cell office:value-type="float" office:value="4420">
            <text:p>4420</text:p>
          </table:table-cell>
          <table:table-cell office:value-type="string">
            <text:p>Finish zoom</text:p>
          </table:table-cell>
        </table:table-row>
        <table:table-row table:style-name="ro1">
          <table:table-cell office:value-type="float" office:value="4427">
            <text:p>4427</text:p>
          </table:table-cell>
          <table:table-cell office:value-type="string">
            <text:p>Pan back to Uranus</text:p>
          </table:table-cell>
        </table:table-row>
        <table:table-row table:style-name="ro1">
          <table:table-cell office:value-type="float" office:value="4562">
            <text:p>4562</text:p>
          </table:table-cell>
          <table:table-cell office:value-type="string">
            <text:p>Finish pan</text:p>
          </table:table-cell>
        </table:table-row>
        <table:table-row table:style-name="ro1">
          <table:table-cell office:value-type="float" office:value="4778">
            <text:p>4778</text:p>
          </table:table-cell>
          <table:table-cell office:value-type="string">
            <text:p>Pan to Ariel</text:p>
          </table:table-cell>
        </table:table-row>
        <table:table-row table:style-name="ro1">
          <table:table-cell office:value-type="float" office:value="4915">
            <text:p>4915</text:p>
          </table:table-cell>
          <table:table-cell office:value-type="string">
            <text:p>Finish pan</text:p>
          </table:table-cell>
        </table:table-row>
        <table:table-row table:style-name="ro1">
          <table:table-cell office:value-type="float" office:value="4919">
            <text:p>4919</text:p>
          </table:table-cell>
          <table:table-cell office:value-type="string">
            <text:p>Zoom to Ariel</text:p>
          </table:table-cell>
        </table:table-row>
        <table:table-row table:style-name="ro1">
          <table:table-cell office:value-type="float" office:value="5023">
            <text:p>5023</text:p>
          </table:table-cell>
          <table:table-cell office:value-type="string">
            <text:p>Finish zoom</text:p>
          </table:table-cell>
        </table:table-row>
        <table:table-row table:style-name="ro1">
          <table:table-cell office:value-type="float" office:value="5085">
            <text:p>5085</text:p>
          </table:table-cell>
          <table:table-cell office:value-type="string">
            <text:p>Fade in “Imaging Ariel”</text:p>
          </table:table-cell>
        </table:table-row>
        <table:table-row table:style-name="ro1">
          <table:table-cell office:value-type="float" office:value="5094">
            <text:p>5094</text:p>
          </table:table-cell>
          <table:table-cell office:value-type="string">
            <text:p>Finish fade in</text:p>
          </table:table-cell>
        </table:table-row>
        <table:table-row table:style-name="ro1">
          <table:table-cell office:value-type="float" office:value="5096">
            <text:p>5096</text:p>
          </table:table-cell>
          <table:table-cell office:value-type="string">
            <text:p>VABEST 1</text:p>
          </table:table-cell>
        </table:table-row>
        <table:table-row table:style-name="ro1">
          <table:table-cell office:value-type="float" office:value="5131">
            <text:p>5131</text:p>
          </table:table-cell>
          <table:table-cell office:value-type="string">
            <text:p>VABEST 2</text:p>
          </table:table-cell>
        </table:table-row>
        <table:table-row table:style-name="ro1">
          <table:table-cell office:value-type="float" office:value="5167">
            <text:p>5167</text:p>
          </table:table-cell>
          <table:table-cell office:value-type="string">
            <text:p>VABEST 3</text:p>
          </table:table-cell>
        </table:table-row>
        <table:table-row table:style-name="ro1">
          <table:table-cell office:value-type="float" office:value="5198">
            <text:p>5198</text:p>
          </table:table-cell>
          <table:table-cell office:value-type="string">
            <text:p>Fade out text</text:p>
          </table:table-cell>
        </table:table-row>
        <table:table-row table:style-name="ro1">
          <table:table-cell office:value-type="float" office:value="5203">
            <text:p>5203</text:p>
          </table:table-cell>
          <table:table-cell office:value-type="string">
            <text:p>VABEST 4, finish fade out</text:p>
          </table:table-cell>
        </table:table-row>
        <table:table-row table:style-name="ro1">
          <table:table-cell office:value-type="float" office:value="5277">
            <text:p>5277</text:p>
          </table:table-cell>
          <table:table-cell office:value-type="string">
            <text:p>Zoom out</text:p>
          </table:table-cell>
        </table:table-row>
        <table:table-row table:style-name="ro1">
          <table:table-cell office:value-type="float" office:value="5347">
            <text:p>5347</text:p>
          </table:table-cell>
          <table:table-cell office:value-type="string">
            <text:p>Finish zoom, VABEST disappears, pan to Miranda</text:p>
          </table:table-cell>
        </table:table-row>
        <table:table-row table:style-name="ro1">
          <table:table-cell office:value-type="float" office:value="5409">
            <text:p>5409</text:p>
          </table:table-cell>
          <table:table-cell office:value-type="string">
            <text:p>Voyager enters frame</text:p>
          </table:table-cell>
        </table:table-row>
        <table:table-row table:style-name="ro1">
          <table:table-cell office:value-type="float" office:value="5442">
            <text:p>5442</text:p>
          </table:table-cell>
          <table:table-cell office:value-type="string">
            <text:p>Pan finishes</text:p>
          </table:table-cell>
        </table:table-row>
        <table:table-row table:style-name="ro1">
          <table:table-cell office:value-type="float" office:value="5453">
            <text:p>5453</text:p>
          </table:table-cell>
          <table:table-cell office:value-type="string">
            <text:p>Zoom to Miranda</text:p>
          </table:table-cell>
        </table:table-row>
        <table:table-row table:style-name="ro1">
          <table:table-cell office:value-type="float" office:value="5517">
            <text:p>5517</text:p>
          </table:table-cell>
          <table:table-cell office:value-type="string">
            <text:p>Finish zoom</text:p>
          </table:table-cell>
        </table:table-row>
        <table:table-row table:style-name="ro1">
          <table:table-cell office:value-type="float" office:value="5583">
            <text:p>5583</text:p>
          </table:table-cell>
          <table:table-cell office:value-type="string">
            <text:p>Fade in “Imaging Miranda”</text:p>
          </table:table-cell>
        </table:table-row>
        <table:table-row table:style-name="ro1">
          <table:table-cell office:value-type="float" office:value="5591">
            <text:p>5591</text:p>
          </table:table-cell>
          <table:table-cell office:value-type="string">
            <text:p>Finish fade in</text:p>
          </table:table-cell>
        </table:table-row>
        <table:table-row table:style-name="ro1">
          <table:table-cell office:value-type="float" office:value="5594">
            <text:p>5594</text:p>
          </table:table-cell>
          <table:table-cell office:value-type="string">
            <text:p>VMBEST 1</text:p>
          </table:table-cell>
        </table:table-row>
        <table:table-row table:style-name="ro1">
          <table:table-cell office:value-type="float" office:value="5629">
            <text:p>5629</text:p>
          </table:table-cell>
          <table:table-cell office:value-type="string">
            <text:p>VMBEST 2</text:p>
          </table:table-cell>
        </table:table-row>
        <table:table-row table:style-name="ro1">
          <table:table-cell office:value-type="float" office:value="5665">
            <text:p>5665</text:p>
          </table:table-cell>
          <table:table-cell office:value-type="string">
            <text:p>VMBEST 3</text:p>
          </table:table-cell>
        </table:table-row>
        <table:table-row table:style-name="ro1">
          <table:table-cell office:value-type="float" office:value="5694">
            <text:p>5694</text:p>
          </table:table-cell>
          <table:table-cell office:value-type="string">
            <text:p>Fade out text</text:p>
          </table:table-cell>
        </table:table-row>
        <table:table-row table:style-name="ro1">
          <table:table-cell office:value-type="float" office:value="5701">
            <text:p>5701</text:p>
          </table:table-cell>
          <table:table-cell office:value-type="string">
            <text:p>VMBEST 4, finish fadeout</text:p>
          </table:table-cell>
        </table:table-row>
        <table:table-row table:style-name="ro1">
          <table:table-cell office:value-type="float" office:value="5736">
            <text:p>5736</text:p>
          </table:table-cell>
          <table:table-cell office:value-type="string">
            <text:p>VMBEST 5</text:p>
          </table:table-cell>
        </table:table-row>
        <table:table-row table:style-name="ro1">
          <table:table-cell office:value-type="float" office:value="5772">
            <text:p>5772</text:p>
          </table:table-cell>
          <table:table-cell office:value-type="string">
            <text:p>VMBEST 6</text:p>
          </table:table-cell>
        </table:table-row>
        <table:table-row table:style-name="ro1">
          <table:table-cell office:value-type="float" office:value="5808">
            <text:p>5808</text:p>
          </table:table-cell>
          <table:table-cell office:value-type="string">
            <text:p>VMBEST 7</text:p>
          </table:table-cell>
        </table:table-row>
        <table:table-row table:style-name="ro1">
          <table:table-cell office:value-type="float" office:value="5843">
            <text:p>5843</text:p>
          </table:table-cell>
          <table:table-cell office:value-type="string">
            <text:p>VMBEST 8</text:p>
          </table:table-cell>
        </table:table-row>
        <table:table-row table:style-name="ro1">
          <table:table-cell office:value-type="float" office:value="5924">
            <text:p>5924</text:p>
          </table:table-cell>
          <table:table-cell office:value-type="string">
            <text:p>Zoom out</text:p>
          </table:table-cell>
        </table:table-row>
        <table:table-row table:style-name="ro1">
          <table:table-cell office:value-type="float" office:value="6021">
            <text:p>6021</text:p>
          </table:table-cell>
          <table:table-cell office:value-type="string">
            <text:p>Finish zoom, VMBEST disappears, pan to Uranus</text:p>
          </table:table-cell>
        </table:table-row>
        <table:table-row table:style-name="ro1">
          <table:table-cell office:value-type="float" office:value="6104">
            <text:p>6104</text:p>
          </table:table-cell>
          <table:table-cell office:value-type="string">
            <text:p>Begin approach to Voyager</text:p>
          </table:table-cell>
        </table:table-row>
        <table:table-row table:style-name="ro1">
          <table:table-cell office:value-type="float" office:value="6163">
            <text:p>6163</text:p>
          </table:table-cell>
          <table:table-cell office:value-type="string">
            <text:p>Finish pan, finish approach to Voyager</text:p>
          </table:table-cell>
        </table:table-row>
        <table:table-row table:style-name="ro1">
          <table:table-cell office:value-type="float" office:value="7700">
            <text:p>7700</text:p>
          </table:table-cell>
          <table:table-cell office:value-type="string">
            <text:p>Slow approach to Voyager</text:p>
          </table:table-cell>
        </table:table-row>
        <table:table-row table:style-name="ro1">
          <table:table-cell office:value-type="float" office:value="8198">
            <text:p>8198</text:p>
          </table:table-cell>
          <table:table-cell office:value-type="string">
            <text:p>Begin fadeout</text:p>
          </table:table-cell>
        </table:table-row>
        <table:table-row table:style-name="ro1">
          <table:table-cell office:value-type="float" office:value="8202">
            <text:p>8202</text:p>
          </table:table-cell>
          <table:table-cell office:value-type="string">
            <text:p>End fadeo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year number:style="long"/>
      <number:text>-</number:text>
      <number:month number:textual="true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18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7">00/00/0000</text:date>, <text:time style:data-style-name="N2" text:time-value="0000-00-00T17:55:0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7T20:11:25</meta:creation-date>
    <dc:date>2013-07-27T23:18:43</dc:date>
    <meta:editing-duration>PT3H7M7S</meta:editing-duration>
    <meta:editing-cycles>4</meta:editing-cycles>
    <meta:generator>LibreOffice/3.6$Linux_X86_64 LibreOffice_project/360m1$Build-2</meta:generator>
    <meta:document-statistic meta:table-count="3" meta:cell-count="6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D000000FD000000FDDC7CCDFB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25cm" chart:symbol-height="0.25cm">
        <chart:symbol-image xlink:href="Pictures/2000000D000000FD000000FDDC7CCDFB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516cm" svg:height="22.306cm" xlink:href=".." xlink:type="simple" chart:class="chart:scatter" chart:style-name="ch1">
        <chart:legend chart:legend-position="end" svg:x="26.664cm" svg:y="10.854cm" style:legend-expansion="high" chart:style-name="ch2"/>
        <chart:plot-area chart:style-name="ch3" table:cell-range-address="Sheet1.B2:Sheet1.C64" svg:x="1.04cm" svg:y="1.919cm" svg:width="24.444cm" svg:height="19.521cm">
          <chartooo:coordinate-region svg:x="2.032cm" svg:y="2.118cm" svg:width="23.08cm" svg:height="18.6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64" chart:class="chart:scatter">
            <chart:domain table:cell-range-address="Sheet1.B2:Sheet1.B64"/>
            <chart:data-point chart:repeated="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2:Sheet1.B64</svg:desc>
                </draw:g>
              </table:table-cell>
              <table:table-cell office:value-type="float" office:value="NaN">
                <text:p>NaN</text:p>
                <draw:g>
                  <svg:desc>Sheet1.C2:Sheet1.C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3">
                <text:p>853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98">
                <text:p>1198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0">
                <text:p>1550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56">
                <text:p>1656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60">
                <text:p>1760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18">
                <text:p>2118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75">
                <text:p>2475</text:p>
              </table:table-cell>
              <table:table-cell office:value-type="float" office:value="3021">
                <text:p>30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56">
                <text:p>2656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4">
                <text:p>2824</text:p>
              </table:table-cell>
              <table:table-cell office:value-type="float" office:value="3266">
                <text:p>32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80">
                <text:p>2880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5">
                <text:p>2985</text:p>
              </table:table-cell>
              <table:table-cell office:value-type="float" office:value="3414">
                <text:p>3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19">
                <text:p>3319</text:p>
              </table:table-cell>
              <table:table-cell office:value-type="float" office:value="3518">
                <text:p>3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34">
                <text:p>3534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40">
                <text:p>3640</text:p>
              </table:table-cell>
              <table:table-cell office:value-type="float" office:value="3795">
                <text:p>37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97">
                <text:p>3697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98">
                <text:p>3798</text:p>
              </table:table-cell>
              <table:table-cell office:value-type="float" office:value="3927">
                <text:p>39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65">
                <text:p>3865</text:p>
              </table:table-cell>
              <table:table-cell office:value-type="float" office:value="3978">
                <text:p>39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98">
                <text:p>3898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05">
                <text:p>4205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40">
                <text:p>4240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08">
                <text:p>4508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35">
                <text:p>4535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85">
                <text:p>4585</text:p>
              </table:table-cell>
              <table:table-cell office:value-type="float" office:value="4457">
                <text:p>44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40">
                <text:p>4640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90">
                <text:p>4690</text:p>
              </table:table-cell>
              <table:table-cell office:value-type="float" office:value="4567">
                <text:p>45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70">
                <text:p>4770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90">
                <text:p>4790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96">
                <text:p>5096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31">
                <text:p>5131</text:p>
              </table:table-cell>
              <table:table-cell office:value-type="float" office:value="4836">
                <text:p>48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67">
                <text:p>5167</text:p>
              </table:table-cell>
              <table:table-cell office:value-type="float" office:value="4844">
                <text:p>48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03">
                <text:p>5203</text:p>
              </table:table-cell>
              <table:table-cell office:value-type="float" office:value="4852">
                <text:p>48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94">
                <text:p>5594</text:p>
              </table:table-cell>
              <table:table-cell office:value-type="float" office:value="4967">
                <text:p>49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29">
                <text:p>5629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65">
                <text:p>5665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01">
                <text:p>5701</text:p>
              </table:table-cell>
              <table:table-cell office:value-type="float" office:value="5003">
                <text:p>5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36">
                <text:p>5736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72">
                <text:p>5772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08">
                <text:p>5808</text:p>
              </table:table-cell>
              <table:table-cell office:value-type="float" office:value="5039">
                <text:p>50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43">
                <text:p>5843</text:p>
              </table:table-cell>
              <table:table-cell office:value-type="float" office:value="5051">
                <text:p>50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106">
                <text:p>6106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118">
                <text:p>6118</text:p>
              </table:table-cell>
              <table:table-cell office:value-type="float" office:value="5183">
                <text:p>51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135">
                <text:p>6135</text:p>
              </table:table-cell>
              <table:table-cell office:value-type="float" office:value="5198">
                <text:p>51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48">
                <text:p>6148</text:p>
              </table:table-cell>
              <table:table-cell office:value-type="float" office:value="5217">
                <text:p>52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58">
                <text:p>6158</text:p>
              </table:table-cell>
              <table:table-cell office:value-type="float" office:value="5224">
                <text:p>52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87">
                <text:p>6187</text:p>
              </table:table-cell>
              <table:table-cell office:value-type="float" office:value="5241">
                <text:p>52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03">
                <text:p>6203</text:p>
              </table:table-cell>
              <table:table-cell office:value-type="float" office:value="5254">
                <text:p>52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28">
                <text:p>6228</text:p>
              </table:table-cell>
              <table:table-cell office:value-type="float" office:value="5276">
                <text:p>52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69">
                <text:p>6269</text:p>
              </table:table-cell>
              <table:table-cell office:value-type="float" office:value="5309">
                <text:p>53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47">
                <text:p>6347</text:p>
              </table:table-cell>
              <table:table-cell office:value-type="float" office:value="5373">
                <text:p>53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05">
                <text:p>6405</text:p>
              </table:table-cell>
              <table:table-cell office:value-type="float" office:value="5431">
                <text:p>54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440">
                <text:p>6440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39">
                <text:p>6539</text:p>
              </table:table-cell>
              <table:table-cell office:value-type="float" office:value="5544">
                <text:p>55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36">
                <text:p>6736</text:p>
              </table:table-cell>
              <table:table-cell office:value-type="float" office:value="5708">
                <text:p>57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08">
                <text:p>7008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04">
                <text:p>7204</text:p>
              </table:table-cell>
              <table:table-cell office:value-type="float" office:value="6104">
                <text:p>61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54">
                <text:p>7254</text:p>
              </table:table-cell>
              <table:table-cell office:value-type="float" office:value="6156">
                <text:p>61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536">
                <text:p>7536</text:p>
              </table:table-cell>
              <table:table-cell office:value-type="float" office:value="6486">
                <text:p>64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66">
                <text:p>7666</text:p>
              </table:table-cell>
              <table:table-cell office:value-type="float" office:value="6650">
                <text:p>66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744">
                <text:p>7744</text:p>
              </table:table-cell>
              <table:table-cell office:value-type="float" office:value="6739">
                <text:p>67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66">
                <text:p>7866</text:p>
              </table:table-cell>
              <table:table-cell office:value-type="float" office:value="6896">
                <text:p>68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70">
                <text:p>7970</text:p>
              </table:table-cell>
              <table:table-cell office:value-type="float" office:value="7007">
                <text:p>70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179">
                <text:p>8179</text:p>
              </table:table-cell>
              <table:table-cell office:value-type="float" office:value="7252">
                <text:p>72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206cm" svg:height="9.006cm" xlink:href=".." xlink:type="simple" chart:class="chart:scatter" chart:style-name="ch1">
        <chart:legend chart:legend-position="end" svg:x="5.354cm" svg:y="4.204cm" style:legend-expansion="high" chart:style-name="ch2"/>
        <chart:plot-area chart:style-name="ch3" table:cell-range-address="Sheet2.A1:Sheet2.B68" svg:x="0.614cm" svg:y="0.855cm" svg:width="4.412cm" svg:height="7.551cm">
          <chartooo:coordinate-region svg:x="1.235cm" svg:y="1.054cm" svg:width="3.604cm" svg:height="6.7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68" chart:class="chart:scatter">
            <chart:domain table:cell-range-address="Sheet2.A1:Sheet2.A68"/>
            <chart:data-point chart:repeated="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2.A1:Sheet2.A68</svg:desc>
                </draw:g>
              </table:table-cell>
              <table:table-cell office:value-type="float" office:value="4">
                <text:p>4</text:p>
                <draw:g>
                  <svg:desc>Sheet2.B1:Sheet2.B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